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meta/odt2braille/configuration.rdf" manifest:media-type="application/rdf+xml"/>
  <manifest:file-entry manifest:full-path="meta/be.docarch.odt2braille.checker.PostConversionBrailleChecker/2019-05-31T20.41.55.rdf" manifest:media-type="application/rdf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139a12" officeooo:paragraph-rsid="00139a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ading</text:h>
      <text:p text:style-name="P1">Paragraph paragraph paragraph paragraph paragraph paragraph paragraph paragraph paragrap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B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3:54:54.265306942</meta:creation-date>
    <dc:date>2019-05-31T20:41:57.840553863</dc:date>
    <meta:editing-duration>PT1H47M14S</meta:editing-duration>
    <meta:editing-cycles>7</meta:editing-cycles>
    <meta:generator>LibreOffice/4.4.0.1$MacOSX_X86_64 LibreOffice_project/1ba9640ddd424f1f535c75bf2b86703770b8cf6f</meta:generator>
    <meta:document-statistic meta:table-count="0" meta:image-count="0" meta:object-count="0" meta:page-count="1" meta:paragraph-count="2" meta:word-count="10" meta:character-count="97" meta:non-whitespace-character-count="89"/>
  </office:meta>
</office:document-meta>
</file>